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Aufgabe1" style:family="table">
      <style:table-properties style:width="16.91cm" fo:margin-left="0.097cm" table:align="left" fo:background-color="transparent">
        <style:background-image/>
      </style:table-properties>
    </style:style>
    <style:style style:name="Aufgabe1.A" style:family="table-column">
      <style:table-column-properties style:column-width="2.002cm"/>
    </style:style>
    <style:style style:name="Aufgabe1.B" style:family="table-column">
      <style:table-column-properties style:column-width="14.908cm"/>
    </style:style>
    <style:style style:name="Aufgabe1.A1" style:family="table-cell">
      <style:table-cell-properties fo:padding="0cm" fo:border="none" style:writing-mode="page"/>
    </style:style>
    <style:style style:name="P1" style:family="paragraph" style:parent-style-name="Standard">
      <style:paragraph-properties fo:text-align="justify" style:justify-single-word="false"/>
      <style:text-properties officeooo:rsid="000a852d" officeooo:paragraph-rsid="000a852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officeooo:rsid="000a852d" officeooo:paragraph-rsid="000a852d" style:font-size-asian="16pt" style:font-size-complex="16pt"/>
    </style:style>
    <style:style style:name="P3" style:family="paragraph" style:parent-style-name="Standard">
      <style:paragraph-properties fo:text-align="start" style:justify-single-word="false"/>
      <style:text-properties officeooo:paragraph-rsid="001173c3"/>
    </style:style>
    <style:style style:name="P4" style:family="paragraph" style:parent-style-name="Standard">
      <style:paragraph-properties fo:text-align="justify" style:justify-single-word="false"/>
      <style:text-properties officeooo:rsid="000d551b" officeooo:paragraph-rsid="000e5cfd"/>
    </style:style>
    <style:style style:name="P5" style:family="paragraph" style:parent-style-name="Standard">
      <style:paragraph-properties fo:text-align="justify" style:justify-single-word="false"/>
      <style:text-properties officeooo:rsid="000e9e08" officeooo:paragraph-rsid="000e9e08"/>
    </style:style>
    <style:style style:name="P6" style:family="paragraph" style:parent-style-name="Standard">
      <style:paragraph-properties fo:text-align="justify" style:justify-single-word="false"/>
      <style:text-properties fo:font-weight="bold" officeooo:rsid="000e9e08" officeooo:paragraph-rsid="000e9e08" style:font-weight-asian="bold" style:font-weight-complex="bold"/>
    </style:style>
    <style:style style:name="P7" style:family="paragraph" style:parent-style-name="Standard">
      <style:paragraph-properties fo:text-align="justify" style:justify-single-word="false"/>
      <style:text-properties officeooo:paragraph-rsid="000e9e08"/>
    </style:style>
    <style:style style:name="P8" style:family="paragraph" style:parent-style-name="Standard">
      <style:paragraph-properties fo:text-align="justify" style:justify-single-word="false"/>
      <style:text-properties officeooo:paragraph-rsid="000bc051"/>
    </style:style>
    <style:style style:name="P9" style:family="paragraph" style:parent-style-name="Standard">
      <style:paragraph-properties fo:text-align="justify" style:justify-single-word="false"/>
      <style:text-properties officeooo:paragraph-rsid="000cb6f2"/>
    </style:style>
    <style:style style:name="P10" style:family="paragraph" style:parent-style-name="Standard">
      <style:paragraph-properties fo:text-align="justify" style:justify-single-word="false"/>
      <style:text-properties officeooo:paragraph-rsid="000d551b"/>
    </style:style>
    <style:style style:name="P11" style:family="paragraph" style:parent-style-name="Standard">
      <style:paragraph-properties fo:text-align="start" style:justify-single-word="false"/>
      <style:text-properties officeooo:rsid="001098ce" officeooo:paragraph-rsid="001098ce"/>
    </style:style>
    <style:style style:name="P12" style:family="paragraph" style:parent-style-name="Standard">
      <style:paragraph-properties fo:text-align="justify" style:justify-single-word="false"/>
      <style:text-properties officeooo:rsid="001098ce" officeooo:paragraph-rsid="001098ce"/>
    </style:style>
    <style:style style:name="P13" style:family="paragraph" style:parent-style-name="Standard">
      <style:paragraph-properties fo:text-align="start" style:justify-single-word="false"/>
      <style:text-properties officeooo:rsid="001173c3" officeooo:paragraph-rsid="001173c3"/>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paragraph-rsid="00119610"/>
    </style:style>
    <style:style style:name="P16" style:family="paragraph" style:parent-style-name="Table_20_Contents">
      <style:paragraph-properties fo:text-align="start" style:justify-single-word="false"/>
      <style:text-properties officeooo:rsid="001173c3" officeooo:paragraph-rsid="001173c3"/>
    </style:style>
    <style:style style:name="P17" style:family="paragraph" style:parent-style-name="Table_20_Contents">
      <style:paragraph-properties fo:text-align="start" style:justify-single-word="false"/>
      <style:text-properties officeooo:rsid="00119610" officeooo:paragraph-rsid="00119610"/>
    </style:style>
    <style:style style:name="P18" style:family="paragraph" style:parent-style-name="Table_20_Contents">
      <style:paragraph-properties fo:text-align="start" style:justify-single-word="false"/>
      <style:text-properties officeooo:rsid="00131f56" officeooo:paragraph-rsid="00131f56"/>
    </style:style>
    <style:style style:name="T1" style:family="text">
      <style:text-properties officeooo:rsid="000b8de4"/>
    </style:style>
    <style:style style:name="T2" style:family="text">
      <style:text-properties officeooo:rsid="000bc051"/>
    </style:style>
    <style:style style:name="T3" style:family="text">
      <style:text-properties officeooo:rsid="000cb6f2"/>
    </style:style>
    <style:style style:name="T4" style:family="text">
      <style:text-properties fo:language="de" fo:country="DE"/>
    </style:style>
    <style:style style:name="T5" style:family="text">
      <style:text-properties fo:language="de" fo:country="DE" officeooo:rsid="000cb6f2"/>
    </style:style>
    <style:style style:name="T6" style:family="text">
      <style:text-properties fo:language="de" fo:country="DE" officeooo:rsid="000d551b"/>
    </style:style>
    <style:style style:name="T7" style:family="text">
      <style:text-properties fo:language="de" fo:country="DE" officeooo:rsid="000e5cfd"/>
    </style:style>
    <style:style style:name="T8" style:family="text">
      <style:text-properties fo:language="de" fo:country="DE" officeooo:rsid="000e9e08"/>
    </style:style>
    <style:style style:name="T9" style:family="text">
      <style:text-properties fo:language="de" fo:country="DE" officeooo:rsid="001098ce"/>
    </style:style>
    <style:style style:name="T10" style:family="text">
      <style:text-properties fo:language="de" fo:country="DE" officeooo:rsid="001173c3"/>
    </style:style>
    <style:style style:name="T11" style:family="text">
      <style:text-properties fo:language="de" fo:country="DE" officeooo:rsid="00131f56"/>
    </style:style>
    <style:style style:name="T12" style:family="text">
      <style:text-properties fo:language="de" fo:country="DE" officeooo:rsid="00148a78"/>
    </style:style>
    <style:style style:name="T13" style:family="text">
      <style:text-properties officeooo:rsid="001173c3"/>
    </style:style>
    <style:style style:name="T14" style:family="text">
      <style:text-properties officeooo:rsid="00119610"/>
    </style:style>
    <style:style style:name="T15" style:family="text">
      <style:text-properties officeooo:rsid="00131f56"/>
    </style:style>
    <style:style style:name="T16" style:family="text">
      <style:text-properties officeooo:rsid="00148a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Übernahme und Ausbau der Macht 1933/34</text:p>
      <text:p text:style-name="P1"/>
      <text:p text:style-name="P8"/>
      <text:p text:style-name="P8"/>
      <text:p text:style-name="P12">S. 155 Nr. 1: </text:p>
      <text:p text:style-name="P11"/>
      <table:table table:name="Aufgabe1" table:style-name="Aufgabe1">
        <table:table-column table:style-name="Aufgabe1.A"/>
        <table:table-column table:style-name="Aufgabe1.B"/>
        <table:table-row>
          <table:table-cell table:style-name="Aufgabe1.A1" office:value-type="string">
            <text:p text:style-name="P16">30.01.1933</text:p>
          </table:table-cell>
          <table:table-cell table:style-name="Aufgabe1.A1" office:value-type="string">
            <text:p text:style-name="P3"><text:span text:style-name="T13">Adolf Hitler wird vom Reichspräsident Paul von Hindenburg zum Reichskanzler ernannt.</text:span></text:p>
          </table:table-cell>
        </table:table-row>
        <table:table-row>
          <table:table-cell table:style-name="Aufgabe1.A1" office:value-type="string">
            <text:p text:style-name="P14"/>
          </table:table-cell>
          <table:table-cell table:style-name="Aufgabe1.A1" office:value-type="string">
            <text:p text:style-name="P13">Hitler fordert Neuwahlen von Hindenburg, der diese auf den 05.03.1933 legt.</text:p>
          </table:table-cell>
        </table:table-row>
        <table:table-row>
          <table:table-cell table:style-name="Aufgabe1.A1" office:value-type="string">
            <text:p text:style-name="P13">27.02.1933</text:p>
          </table:table-cell>
          <table:table-cell table:style-name="Aufgabe1.A1" office:value-type="string">
            <text:p text:style-name="P3"><text:span text:style-name="T13">Der Reichstag steht in Flammen. Hitler Nutzt dieses Ereignis um den Notstand auszurufen. Mit der neuen Notstandsverordnung werden weite Teile der Verfassung bzw. </text:span><text:span text:style-name="T15">die</text:span><text:span text:style-name="T13"> Grundrechte eingeschränkt.</text:span></text:p>
          </table:table-cell>
        </table:table-row>
        <table:table-row>
          <table:table-cell table:style-name="Aufgabe1.A1" office:value-type="string">
            <text:p text:style-name="P16">05.03.1933</text:p>
          </table:table-cell>
          <table:table-cell table:style-name="Aufgabe1.A1" office:value-type="string">
            <text:p text:style-name="P16">NSDAP erreicht bei den Wahlen ein Ergebnis von 43,9%, und nicht wie von ihr erhofft eine absolute Mehrheit.</text:p>
          </table:table-cell>
        </table:table-row>
        <table:table-row>
          <table:table-cell table:style-name="Aufgabe1.A1" office:value-type="string">
            <text:p text:style-name="P17">April 1933</text:p>
          </table:table-cell>
          <table:table-cell table:style-name="Aufgabe1.A1" office:value-type="string">
            <text:p text:style-name="P15"><text:span text:style-name="T14">Gleichschaltung der Länder. Den </text:span><text:span text:style-name="T15">f</text:span><text:span text:style-name="T14">öderalen Instanzen wird die Macht entzogen, die Nazis besetzen stattdessen diese Posten.</text:span></text:p>
            <text:p text:style-name="P15"><text:span text:style-name="T14">Juden wurden mit Hilfe des <text:s/>„Arierparagraphen“ aus öffentlichen Behörden ausgeschlossen.</text:span></text:p>
            <text:p text:style-name="P17">Mit Stimmen anderer Parteien wird das Ermächtigungsgesetz verabschiedet</text:p>
            <text:p text:style-name="P17">→ Kontrolle über die Exekutive und Legislative</text:p>
          </table:table-cell>
        </table:table-row>
        <table:table-row>
          <table:table-cell table:style-name="Aufgabe1.A1" office:value-type="string">
            <text:p text:style-name="P15"><text:span text:style-name="T14">Mai 1933</text:span></text:p>
          </table:table-cell>
          <table:table-cell table:style-name="Aufgabe1.A1" office:value-type="string">
            <text:p text:style-name="P17">Alle Gewerkschaften wurden vernichtet. Eine neue Gewerkschaft wurde gegründet, der alle Arbeitgeber und Arbeitnehmer beitreten mussten → Einfluss auf gesellschaftlicher <text:s/>Ebene</text:p>
          </table:table-cell>
        </table:table-row>
        <table:table-row>
          <table:table-cell table:style-name="Aufgabe1.A1" office:value-type="string">
            <text:p text:style-name="P15"><text:span text:style-name="T14">02.08.1934</text:span></text:p>
          </table:table-cell>
          <table:table-cell table:style-name="Aufgabe1.A1" office:value-type="string">
            <text:p text:style-name="P18">Hindenburg stirbt, Hitler wird zum „Führer und Reichskanzler“ ernannt</text:p>
          </table:table-cell>
        </table:table-row>
      </table:table>
      <text:p text:style-name="P11"/>
      <text:p text:style-name="P11"/>
      <text:p text:style-name="P11"/>
      <text:p text:style-name="P11"/>
      <text:p text:style-name="P8"/>
      <text:p text:style-name="P8"><text:span text:style-name="T2">Nr.</text:span><text:span text:style-name="T1"> 2: Trotz der zu diesem Zeitpunkt schon recht großen Macht Hitlers, </text:span><text:span text:style-name="T2">war diese noch nicht unbegrenzt. Für ein Gesetz, welches diese Macht weiter erhöhen sollte und welches die Gewaltenteilung und den Rechtsstaat beschränken sollte, ist eine 2/3 Mehrheit im Parlament erforderlich gewesen, da die Reichsverfassung weiterhin gültig war</text:span><text:span text:style-name="T1">. </text:span><text:span text:style-name="T2">Bei den Wahlen vom 05.03.1933 konnte die NSDAP, entgegen der innerparteilichen Hoffnungen und Prognosen, keine absolute Mehrheit erlangen. Um ein Gesetz zu erlassen, welches die Macht Hitlers dahingehend ausbaut</text:span><text:span text:style-name="T15">e</text:span><text:span text:style-name="T2">, </text:span><text:span text:style-name="T15">die Gewaltenteilung bzw. den Reichstag zu umgehen</text:span><text:span text:style-name="T2">, war eine Zustimmung anderer Parteien erforderlich. Letztendlich gelang es ihnen diese Mehrheit zu erlangen. Mit der neu gewonnen Macht Hitlers, war er in der Lage, die Exekutive und Legislative so zu gestalten, wie er wollte.</text:span></text:p>
      <text:p text:style-name="P8"/>
      <text:p text:style-name="P8"><text:span text:style-name="T2">Nr. 7: </text:span><text:span text:style-name="T3">Nach einem Brand im Reichstag am 27.02.1933 wurde die </text:span><text:bookmark text:name="firstHeading"/><text:span text:style-name="T3">„</text:span><text:span text:style-name="T4">Verordnung des Reichspräsidenten zum Schutz von Volk und Staat“ </text:span><text:span text:style-name="T5">verabschiedet. Angeblich habe es sich bei dem Brand um einen von Kommunisten durchgeführten Angriff auf das Gebäude des Reichstags gehandelt, der der erste Schritt einer kommunistischen Revolution sein sollte. Dieser Vorfall wurde als Anlass benutzt, den nationalen Notstand auszurufen um in dessen Rahmen eine die Grundrechte der Bürger einschränkende Verordnung zu erlassen. </text:span></text:p>
      <text:p text:style-name="P9"><text:span text:style-name="T5">Die Weimarer Reichsverfassung </text:span><text:span text:style-name="T11">beinhaltet</text:span><text:span text:style-name="T5"> </text:span><text:span text:style-name="T11">die</text:span><text:span text:style-name="T5"> Möglichkeit, </text:span><text:span text:style-name="T11">eine Notstandsverordnung zu verabschieden</text:span><text:span text:style-name="T5">, sofern einige Bedingungen gegeben sind. Um einen solchen Notstand verfassungsrechtlich zu </text:span><text:span text:style-name="T6">legitimieren,</text:span><text:span text:style-name="T5"> musste einerseits die öffentliche Ordnung erheblich gefährdet sein, </text:span><text:span text:style-name="T6">andererseits musste das Ziel des Notstands die Wiederherstellung der Ordnung sein. Auch durften die Grundrechte nur vorübergehend eingeschränkt werden, dennoch blieb </text:span><text:span text:style-name="T11">die Notstandsverordnung</text:span><text:span text:style-name="T6"> bis zum Ende der NS-Diktatur bestehen. Obwohl es durchaus Zweifel daran </text:span><text:soft-page-break/><text:span text:style-name="T6">gab, ob diese Bedingungen <text:s/>wirklich auf die damaligen Geschehnisse zutrafen, gelang es den Nationalsozialisten dadurch, ihre Macht weiter auszubauen und ihr Vorgehen gleichzeitig, wenn auch nur vermeidlich, gesetzlich zu legitimieren.</text:span></text:p>
      <text:p text:style-name="P9"><text:span text:style-name="T6"/></text:p>
      <text:p text:style-name="P4"><text:span text:style-name="T4">Nr. 10: Gewalt spielte eine große Rolle im Machtergreifungsprozess der Nationalsozialisten. <text:s/></text:span><text:span text:style-name="T7">Sie war ein Mittel, um die Bevölkerung und politische Gegner zu kontrollieren. Durch das öffentliche zur Schaustellen von Gewalt, ließ man jeden wissen was passiert, wenn man sich gegen das NS-Regime stellt. Viele Menschen, die eigentlich abgeneigt gegenüber dem Regime und dessen Handlungen waren, leisteten aufgrund der Angst vor den Konsequenzen dennoch keinen Widerstand.</text:span></text:p>
      <text:p text:style-name="P4"><text:span text:style-name="T7"><text:s/></text:span></text:p>
      <text:p text:style-name="P7"><text:span text:style-name="T8">Nr. 11: Jegliche Bestrebungen des </text:span><text:span text:style-name="T11">NS-Regimes</text:span><text:span text:style-name="T8"> waren darauf ausgerichtet, die „Idee“ in die Realität umzusetzen. <text:s/></text:span><text:span text:style-name="T9">Diese Idee bestand vor allem aus eine</text:span><text:span text:style-name="T11">r</text:span><text:span text:style-name="T9"> </text:span><text:span text:style-name="T10">Rassenvorstellung</text:span><text:span text:style-name="T9"> und einem Hass gegenüber Juden. Die Bürger besaßen kaum Rechte. Besitzrechte waren massiv eingeschränkt, Presse und Meinungsfreiheit wurden gänzlich abgeschafft. Auch moralische und ethische Prinzipien gab es nicht. Sofern eine Handlung dem „größeren Ziel“ diente, war sie vertretbar. Eine Gewaltenteilung gab es nicht, die gesamte Macht ging von einer Person aus. </text:span></text:p>
      <text:p text:style-name="P5"><text:span text:style-name="T4"/></text:p>
      <text:p text:style-name="P10"><text:span text:style-name="T6">Nr. 1</text:span><text:span text:style-name="T7">2: Das Einschränken der Grundrechte birgt, obgleich es in manchen Ausnahmesituationen, wie der Terrorbekämpfung erforderlich ist, große gefahren. Die in einer Verfassung verbrieften Rechte stellen die Grundlage der Rechtsstaatlichkeit </text:span><text:span text:style-name="T12">sowie</text:span><text:span text:style-name="T7"> der Freiheit </text:span><text:span text:style-name="T12">selbst</text:span><text:span text:style-name="T7"> dar. Das übermäßige eingreifen in diese Rechte könnte ebendiese Dinge gefährden. Andererseits ist es in gewissen Situationen, die wiederum selber eine Gefahr für die Freiheit sein können, erforderlich in die Grundrechte einzugreifen. Diese Eingriffe müssen aber stets einen triftigen Grund haben. Es besteht die Gefahr, dass das Ausmaß der Eingriffe in die Grundrechte nach und nach ausgeweitet wird, bis diese Grundrechte </text:span><text:span text:style-name="T8">letztendlich</text:span><text:span text:style-name="T7"> vollständig aufgehoben wurden. Deswegen bedarf es </text:span><text:span text:style-name="T8">eine</text:span><text:span text:style-name="T7">, idealerweise direkt in die Verfassung, neben den </text:span><text:span text:style-name="T8">einen solchen Einschnitt in die Grundrechte legitimierenden </text:span><text:span text:style-name="T7">Gründen, eingebaute </text:span><text:span text:style-name="T8">Vorgabe, in wie weit in diese Grundrechte eingegriffen werden darf. </text:span></text:p>
      <text:p text:style-name="P6"><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4:08:28.396492109</meta:creation-date>
    <dc:date>2020-05-21T22:57:09.640856335</dc:date>
    <meta:editing-duration>PT2M12S</meta:editing-duration>
    <meta:editing-cycles>1</meta:editing-cycles>
    <meta:document-statistic meta:table-count="1" meta:image-count="0" meta:object-count="0" meta:page-count="2" meta:paragraph-count="25" meta:word-count="709" meta:character-count="5195" meta:non-whitespace-character-count="4500"/>
    <meta:generator>LibreOffice/6.4.3.2$Linux_X86_64 LibreOffice_project/40$Build-2</meta:generator>
  </office:meta>
</office:document-meta>
</file>